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2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15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transparent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transparent"/>
      <style:text-properties fo:color="#000000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middle" fo:background-color="transparent"/>
      <style:text-properties fo:color="#000000" fo:font-size="9pt" style:font-size-asian="9pt" style:font-size-complex="9pt"/>
    </style:style>
    <style:style style:name="ce14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15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6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Normal_32_4" style:data-style-name="N0">
      <style:table-cell-properties fo:border="thin solid #000000" style:vertical-align="middle" fo:background-color="#CCFFCC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Normal_32_4" style:data-style-name="N0">
      <style:table-cell-properties fo:border-top="thin solid #000000" fo:border-bottom="thin solid #000000" fo:border-left="thin solid #000000" fo:border-right="thin solid #000000" style:vertical-align="middle" fo:background-color="#CCFFCC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12.567708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48pt" style:use-optimal-row-height="true" fo:break-before="auto"/>
    </style:style>
    <style:style style:name="ro7" style:family="table-row">
      <style:table-row-properties style:row-height="108pt" style:use-optimal-row-height="true" fo:break-before="auto"/>
    </style:style>
    <style:style style:name="ro8" style:family="table-row">
      <style:table-row-properties style:row-height="36pt" style:use-optimal-row-height="true" fo:break-before="auto"/>
    </style:style>
    <style:style style:name="ro9" style:family="table-row">
      <style:table-row-properties style:row-height="96pt" style:use-optimal-row-height="true" fo:break-before="auto"/>
    </style:style>
    <style:style style:name="ro10" style:family="table-row">
      <style:table-row-properties style:row-height="252pt" style:use-optimal-row-height="true" fo:break-before="auto"/>
    </style:style>
    <style:style style:name="ro11" style:family="table-row">
      <style:table-row-properties style:row-height="168pt" style:use-optimal-row-height="true" fo:break-before="auto"/>
    </style:style>
    <style:style style:name="ro12" style:family="table-row">
      <style:table-row-properties style:row-height="156pt" style:use-optimal-row-height="true" fo:break-before="auto"/>
    </style:style>
    <style:style style:name="ro13" style:family="table-row">
      <style:table-row-properties style:row-height="240pt" style:use-optimal-row-height="true" fo:break-before="auto"/>
    </style:style>
    <style:style style:name="ro14" style:family="table-row">
      <style:table-row-properties style:row-height="12.75pt" style:use-optimal-row-height="true" fo:break-before="auto"/>
    </style:style>
    <style:style style:name="ro15" style:family="table-row">
      <style:table-row-properties style:row-height="38.25pt" style:use-optimal-row-height="true" fo:break-before="auto"/>
    </style:style>
    <style:style style:name="ro16" style:family="table-row">
      <style:table-row-properties style:row-height="14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icílio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column table:style-name="co5" table:default-cell-style-name="ce8"/>
        <table:table-column table:style-name="co6" table:number-columns-repeated="16379" table:default-cell-style-name="ce6"/>
        <table:table-row table:style-name="ro1">
          <table:table-cell office:value-type="string" table:number-columns-spanned="5" table:number-rows-spanned="1" table:style-name="ce17">
            <text:p>Dicionário de variáveis da pesquisa TIC Domicílios 2021</text:p>
            <text:p>Microdados da Pesquisa Básica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2">
            <text:p>Tamanho</text:p>
          </table:table-cell>
          <table:table-cell office:value-type="string" table:style-name="ce3">
            <text:p>ID_variável</text:p>
          </table:table-cell>
          <table:table-cell office:value-type="string" table:style-name="ce4">
            <text:p>Descrição da variável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Código e rótulo da variável</text:p>
          </table:table-cell>
          <table:table-cell table:number-columns-repeated="16379" table:style-name="ce12"/>
        </table:table-row>
        <table:table-row table:style-name="ro3">
          <table:table-cell office:value-type="string" table:number-columns-spanned="5" table:number-rows-spanned="1" table:style-name="ce18">
            <text:p>Informações do domicílio</text:p>
          </table:table-cell>
          <table:covered-table-cell table:number-columns-repeated="4"/>
          <table:table-cell table:number-columns-repeated="16379" table:style-name="ce12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0">
            <text:p>QUEST</text:p>
          </table:table-cell>
          <table:table-cell office:value-type="string" table:style-name="ce10">
            <text:p>Número de identificação do questionário</text:p>
          </table:table-cell>
          <table:table-cell office:value-type="string" table:style-name="ce10">
            <text:p>Numérico</text:p>
          </table:table-cell>
          <table:table-cell table:style-name="ce10"/>
          <table:table-cell table:number-columns-repeated="16379" table:style-name="ce5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0">
            <text:p>ESTRATO</text:p>
          </table:table-cell>
          <table:table-cell office:value-type="string" table:style-name="ce10">
            <text:p>Estrato de seleção</text:p>
          </table:table-cell>
          <table:table-cell office:value-type="string" table:style-name="ce10">
            <text:p>Numérico</text:p>
          </table:table-cell>
          <table:table-cell table:style-name="ce10"/>
          <table:table-cell table:number-columns-repeated="16379" table:style-name="ce5"/>
        </table:table-row>
        <table:table-row table:style-name="ro3">
          <table:table-cell office:value-type="float" office:value="15" table:style-name="ce11">
            <text:p>15</text:p>
          </table:table-cell>
          <table:table-cell office:value-type="string" table:style-name="ce10">
            <text:p>UPA</text:p>
          </table:table-cell>
          <table:table-cell office:value-type="string" table:style-name="ce10">
            <text:p>Código do setor censitário</text:p>
          </table:table-cell>
          <table:table-cell office:value-type="string" table:style-name="ce10">
            <text:p>Numérico</text:p>
          </table:table-cell>
          <table:table-cell table:style-name="ce10"/>
          <table:table-cell table:number-columns-repeated="16379" table:style-name="ce5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string" table:style-name="ce10">
            <text:p>ID_DOMICILIO</text:p>
          </table:table-cell>
          <table:table-cell office:value-type="string" table:style-name="ce10">
            <text:p>Número de identificação do domicílio</text:p>
          </table:table-cell>
          <table:table-cell office:value-type="string" table:style-name="ce10">
            <text:p>Numérico</text:p>
          </table:table-cell>
          <table:table-cell table:style-name="ce10"/>
          <table:table-cell table:number-columns-repeated="16379" table:style-name="ce5"/>
        </table:table-row>
        <table:table-row table:style-name="ro4">
          <table:table-cell office:value-type="float" office:value="1" table:style-name="ce11">
            <text:p>1</text:p>
          </table:table-cell>
          <table:table-cell office:value-type="string" table:style-name="ce10">
            <text:p>AREA</text:p>
          </table:table-cell>
          <table:table-cell office:value-type="string" table:style-name="ce10">
            <text:p>Área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="Urbana"</text:p>
            <text:p>2="Rural"</text:p>
          </table:table-cell>
          <table:table-cell table:number-columns-repeated="16379" table:style-name="ce5"/>
        </table:table-row>
        <table:table-row table:style-name="ro5">
          <table:table-cell office:value-type="float" office:value="1" table:style-name="ce14">
            <text:p>1</text:p>
          </table:table-cell>
          <table:table-cell office:value-type="string" table:style-name="ce15">
            <text:p>COD_REGIAO_2</text:p>
          </table:table-cell>
          <table:table-cell office:value-type="string" table:style-name="ce15">
            <text:p>Região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Sudeste"</text:p>
            <text:p>2 = "Nordeste"</text:p>
            <text:p>3 = "Sul"</text:p>
            <text:p>4 = "Norte"</text:p>
            <text:p>5 = "Centro-Oeste"</text:p>
          </table:table-cell>
          <table:table-cell table:number-columns-repeated="16379"/>
        </table:table-row>
        <table:table-row table:style-name="ro6">
          <table:table-cell office:value-type="float" office:value="1" table:style-name="ce14">
            <text:p>1</text:p>
          </table:table-cell>
          <table:table-cell office:value-type="string" table:style-name="ce15">
            <text:p>CLASSE_2015</text:p>
          </table:table-cell>
          <table:table-cell office:value-type="string" table:style-name="ce15">
            <text:p>Classe econômica pelo Critério Brasil 2015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="A"</text:p>
            <text:p>2="B"</text:p>
            <text:p>3="C"</text:p>
            <text:p>4="DE"</text:p>
          </table:table-cell>
          <table:table-cell table:number-columns-repeated="16379"/>
        </table:table-row>
        <table:table-row table:style-name="ro7">
          <table:table-cell office:value-type="float" office:value="2" table:style-name="ce14">
            <text:p>2</text:p>
          </table:table-cell>
          <table:table-cell office:value-type="string" table:style-name="ce15">
            <text:p>RENDA_FAMILIAR_2</text:p>
          </table:table-cell>
          <table:table-cell office:value-type="string" table:style-name="ce15">
            <text:p>Renda familiar em salários mínimos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Até 1 SM"</text:p>
            <text:p>2 = "Mais de 1 SM até 2 SM"</text:p>
            <text:p>3 = "Mais de 2 SM até 3 SM"</text:p>
            <text:p>4 = "Mais de 3 SM até 5 SM"</text:p>
            <text:p>5 = "Mais de 5 SM até 10 SM"</text:p>
            <text:p>6 = "Mais de 10 SM"</text:p>
            <text:p>7 = "Não tem renda"</text:p>
            <text:p>97 = "Não sabe"</text:p>
            <text:p>98 = "Não respondeu"</text:p>
          </table:table-cell>
          <table:table-cell table:number-columns-repeated="16379"/>
        </table:table-row>
        <table:table-row table:style-name="ro3">
          <table:table-cell office:value-type="float" office:value="11" table:style-name="ce14">
            <text:p>11</text:p>
          </table:table-cell>
          <table:table-cell office:value-type="string" table:style-name="ce15">
            <text:p>PESO</text:p>
          </table:table-cell>
          <table:table-cell office:value-type="string" table:style-name="ce15">
            <text:p>Peso do Domicílio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5"/>
        </table:table-row>
        <table:table-row table:style-name="ro3">
          <table:table-cell office:value-type="string" table:number-columns-spanned="5" table:number-rows-spanned="1" table:style-name="ce20">
            <text:p>Dados de classificação econômica - Critério Brasil 2015</text:p>
          </table:table-cell>
          <table:covered-table-cell table:number-columns-repeated="4"/>
          <table:table-cell table:number-columns-repeated="16379" table:style-name="ce13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No domicílio tem televisor em cores?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RADIO</text:p>
          </table:table-cell>
          <table:table-cell office:value-type="string" table:style-name="ce10">
            <text:p>No domicílio tem rádio? Considere todos os rádios da casa, incluindo os rádios de aparelhos de som, de walkman. Não considerar rádio de automóveis.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BANHEIRO</text:p>
          </table:table-cell>
          <table:table-cell office:value-type="string" table:style-name="ce10">
            <text:p>No domicílio tem banheiros, incluindo todos os banheiros do domicílio, inclusive o de empregada?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UTOMOVEL</text:p>
          </table:table-cell>
          <table:table-cell office:value-type="string" table:style-name="ce10">
            <text:p>No domicílio tem automóveis de passeio? Não considerar caminhões e veículos usados como taxi ou vans, kombis e caminhonetes utilizadas para uso profissional.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EMPREGADA</text:p>
          </table:table-cell>
          <table:table-cell office:value-type="string" table:style-name="ce10">
            <text:p>No domicílio tem empregada doméstica ou outros empregados da casa que trabalhem pelo menos 5 dias na semana.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LAVA_ROUPA</text:p>
          </table:table-cell>
          <table:table-cell office:value-type="string" table:style-name="ce10">
            <text:p>No domicílio tem máquina de lavar roupa do tipo que executa todo o processo de lavagem, desde o molho até a centrifugação. Não considerar o tipo "tanquinho".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GELADEIRA</text:p>
          </table:table-cell>
          <table:table-cell office:value-type="string" table:style-name="ce10">
            <text:p>No domicílio tem geladeira simples ou do tipo "duplex". Quant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FREEZER</text:p>
          </table:table-cell>
          <table:table-cell office:value-type="string" table:style-name="ce10">
            <text:p>No domicílio tem freezer independente ou aquele que faz parte da geladeira, do tipo "duplex".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LAVA_LOUCA</text:p>
          </table:table-cell>
          <table:table-cell office:value-type="string" table:style-name="ce10">
            <text:p>No domicílio tem máquina lava-louças? Quant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DVD</text:p>
          </table:table-cell>
          <table:table-cell office:value-type="string" table:style-name="ce10">
            <text:p>No domicílio tem DVD, incluindo outros aparelhos que reproduzem DVD, como videogames, computadores e notebooks, inclusive nos formatos mais modernos. Não considere DVD de carro?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MICRO_ONDAS</text:p>
          </table:table-cell>
          <table:table-cell office:value-type="string" table:style-name="ce10">
            <text:p>No domicílio tem microondas? Quanto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MOTOCICLETA</text:p>
          </table:table-cell>
          <table:table-cell office:value-type="string" table:style-name="ce10">
            <text:p>No domicílio tem motocicleta? Seja de uso exclusivo para passeio ou uso misto (trabalho e passeio). Não considerar somente trabalho. Quant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SECADORA</text:p>
          </table:table-cell>
          <table:table-cell office:value-type="string" table:style-name="ce10">
            <text:p>No domicílio tem secadora de roupas? Quanta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1"</text:p>
            <text:p>2 = "2"</text:p>
            <text:p>3 = "3"</text:p>
            <text:p>4 = "4 ou mais"</text:p>
          </table:table-cell>
          <table:table-cell table:number-columns-repeated="16379" table:style-name="ce5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10">
            <text:p>TELEFONE_FIXO</text:p>
          </table:table-cell>
          <table:table-cell office:value-type="string" table:style-name="ce10">
            <text:p>No domicílio tem telefone fixo (não o aparelho, mas a linha telefônica)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Tem"</text:p>
          </table:table-cell>
          <table:table-cell table:number-columns-repeated="16379" table:style-name="ce5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10">
            <text:p>VIDEOGAME</text:p>
          </table:table-cell>
          <table:table-cell office:value-type="string" table:style-name="ce10">
            <text:p>No domicílio tem aparelho de jogo ou vídeo game, Playstation, Nintendo Wii, Xbox?<text:s/>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Tem"</text:p>
          </table:table-cell>
          <table:table-cell table:number-columns-repeated="16379" table:style-name="ce5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10">
            <text:p>TV_ASSINATURA</text:p>
          </table:table-cell>
          <table:table-cell office:value-type="string" table:style-name="ce10">
            <text:p>No domicílio tem tv por assinatura (a Cabo, Satélite etc.)?<text:s/>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Tem"</text:p>
          </table:table-cell>
          <table:table-cell table:number-columns-repeated="16379" table:style-name="ce5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10">
            <text:p>ANTENA_PARABOLICA</text:p>
          </table:table-cell>
          <table:table-cell office:value-type="string" table:style-name="ce10">
            <text:p>No domicílio tem antena parabólica?<text:s/>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 tem"</text:p>
            <text:p>1 = "Tem"</text:p>
          </table:table-cell>
          <table:table-cell table:number-columns-repeated="16379" table:style-name="ce5"/>
        </table:table-row>
        <table:table-row table:style-name="ro8">
          <table:table-cell office:value-type="float" office:value="2" table:style-name="ce11">
            <text:p>2</text:p>
          </table:table-cell>
          <table:table-cell office:value-type="string" table:style-name="ce10">
            <text:p>AGUA</text:p>
          </table:table-cell>
          <table:table-cell office:value-type="string" table:style-name="ce10">
            <text:p>Tipo de abastecimento de água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Rede geral de distribuição"</text:p>
            <text:p>2 = "Poço ou nascente"</text:p>
            <text:p>3 = "Outro meio"</text:p>
          </table:table-cell>
          <table:table-cell table:number-columns-repeated="16379" table:style-name="ce5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10">
            <text:p>RUA</text:p>
          </table:table-cell>
          <table:table-cell office:value-type="string" table:style-name="ce10">
            <text:p>Tipo de pavimentação da rua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Asfaltada / pavimentada"</text:p>
            <text:p>2 = "Terra / Cascalho"</text:p>
          </table:table-cell>
          <table:table-cell table:number-columns-repeated="16379" table:style-name="ce5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0">
            <text:p>GRAU_INSTRUCAO</text:p>
          </table:table-cell>
          <table:table-cell office:value-type="string" table:style-name="ce10">
            <text:p>Até que ano de escola o responsável pelo domicílio cursou?<text:s/>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Analfabeto/ até 3ª Série Fundamental"</text:p>
            <text:p>2 = "4ª a 7ª Série Fundamental."</text:p>
            <text:p>3 = "Fundamental completo/Médio incompleto"</text:p>
            <text:p>4 = "Médio completo / Superior incompleto"</text:p>
            <text:p>5 = "Superior completo"</text:p>
          </table:table-cell>
          <table:table-cell table:number-columns-repeated="16379" table:style-name="ce5"/>
        </table:table-row>
        <table:table-row table:style-name="ro3">
          <table:table-cell office:value-type="string" table:number-columns-spanned="5" table:number-rows-spanned="1" table:style-name="ce18">
            <text:p>Acesso às Tecnologias da Informação e da Comunicação (TIC)</text:p>
          </table:table-cell>
          <table:covered-table-cell table:number-columns-repeated="4"/>
          <table:table-cell table:number-columns-repeated="16379" table:style-name="ce5"/>
        </table:table-row>
        <table:table-row table:style-name="ro6">
          <table:table-cell office:value-type="float" office:value="1" table:style-name="ce11">
            <text:p>1</text:p>
          </table:table-cell>
          <table:table-cell office:value-type="string" table:style-name="ce10">
            <text:p>A1_A</text:p>
          </table:table-cell>
          <table:table-cell office:value-type="string" table:style-name="ce10">
            <text:p>Neste domicílio tem computador de mesa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5"/>
        </table:table-row>
        <table:table-row table:style-name="ro6">
          <table:table-cell office:value-type="float" office:value="1" table:style-name="ce11">
            <text:p>1</text:p>
          </table:table-cell>
          <table:table-cell office:value-type="string" table:style-name="ce10">
            <text:p>A1_B</text:p>
          </table:table-cell>
          <table:table-cell office:value-type="string" table:style-name="ce10">
            <text:p>Neste domicílio tem notebook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5"/>
        </table:table-row>
        <table:table-row table:style-name="ro6">
          <table:table-cell office:value-type="float" office:value="1" table:style-name="ce11">
            <text:p>1</text:p>
          </table:table-cell>
          <table:table-cell office:value-type="string" table:style-name="ce10">
            <text:p>A1_C</text:p>
          </table:table-cell>
          <table:table-cell office:value-type="string" table:style-name="ce10">
            <text:p>Neste domicílio tem Tablet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5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0">
            <text:p>A2_QTD_DESK</text:p>
          </table:table-cell>
          <table:table-cell office:value-type="string" table:style-name="ce10">
            <text:p>Quantos computadores de mesa têm neste domicíli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999999999 = "Não se aplica"</text:p>
          </table:table-cell>
          <table:table-cell table:number-columns-repeated="16379" table:style-name="ce5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0">
            <text:p>A2_QTD_NOTE</text:p>
          </table:table-cell>
          <table:table-cell office:value-type="string" table:style-name="ce10">
            <text:p>Quantos notebooks têm neste domicíli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999999999 = "Não se aplica"</text:p>
          </table:table-cell>
          <table:table-cell table:number-columns-repeated="16379" table:style-name="ce5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0">
            <text:p>A2_QTD_TAB</text:p>
          </table:table-cell>
          <table:table-cell office:value-type="string" table:style-name="ce10">
            <text:p>Quantos tablets têm neste domicíli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999999999 = "Não se aplica"</text:p>
          </table:table-cell>
          <table:table-cell table:number-columns-repeated="16379" table:style-name="ce5"/>
        </table:table-row>
        <table:table-row table:style-name="ro6">
          <table:table-cell office:value-type="float" office:value="2" table:style-name="ce11">
            <text:p>2</text:p>
          </table:table-cell>
          <table:table-cell office:value-type="string" table:style-name="ce10">
            <text:p>A4</text:p>
          </table:table-cell>
          <table:table-cell office:value-type="string" table:style-name="ce10">
            <text:p>Este domicílio tem acesso à Internet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A</text:p>
          </table:table-cell>
          <table:table-cell office:value-type="string" table:style-name="ce10">
            <text:p>O domicílio não tem acesso à Internet, por falta de computador no domicíli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B</text:p>
          </table:table-cell>
          <table:table-cell office:value-type="string" table:style-name="ce10">
            <text:p>O domicílio não tem acesso à Internet, por falta de necessidade dos moradore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C</text:p>
          </table:table-cell>
          <table:table-cell office:value-type="string" table:style-name="ce10">
            <text:p>O domicílio não tem acesso à Internet, por falta de interesse dos moradores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D</text:p>
          </table:table-cell>
          <table:table-cell office:value-type="string" table:style-name="ce10">
            <text:p>O domicílio não tem acesso à Internet, porque os moradores têm acesso à Internet em outro lugar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E</text:p>
          </table:table-cell>
          <table:table-cell office:value-type="string" table:style-name="ce10">
            <text:p>O domicílio não tem acesso à Internet, porque os moradores acham muito car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F</text:p>
          </table:table-cell>
          <table:table-cell office:value-type="string" table:style-name="ce10">
            <text:p>O domicílio não tem acesso à Internet, porque os moradores não sabem usar Internet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G</text:p>
          </table:table-cell>
          <table:table-cell office:value-type="string" table:style-name="ce10">
            <text:p>O domicílio não tem acesso à Internet, por falta de disponibilidade de Internet na região do domicíli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H</text:p>
          </table:table-cell>
          <table:table-cell office:value-type="string" table:style-name="ce10">
            <text:p>O domicílio não tem acesso à Internet, porque os moradores têm preocupações com segurança ou privacidade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5_I</text:p>
          </table:table-cell>
          <table:table-cell office:value-type="string" table:style-name="ce10">
            <text:p>O domicílio não tem acesso à Internet, porque os moradores evitam o contato com conteúdo perigos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8">
          <table:table-cell office:value-type="float" office:value="2" table:style-name="ce11">
            <text:p>2</text:p>
          </table:table-cell>
          <table:table-cell office:value-type="string" table:style-name="ce10">
            <text:p>A5_OUTRO</text:p>
          </table:table-cell>
          <table:table-cell office:value-type="string" table:style-name="ce10">
            <text:p>O domicílio não tem acesso à Internet, por outro motiv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9 = "Não se aplica"</text:p>
          </table:table-cell>
          <table:table-cell table:number-columns-repeated="16379" table:style-name="ce5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0">
            <text:p>A5A</text:p>
          </table:table-cell>
          <table:table-cell office:value-type="string" table:style-name="ce10">
            <text:p>E qual desses motivos é o principal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Por falta de computador no domicílio</text:p>
            <text:p>2 = Por falta de necessidade dos moradores</text:p>
            <text:p>3 = Por falta de interesse dos moradores</text:p>
            <text:p>4 = Porque os moradores têm acesso à Internet em outro lugar</text:p>
            <text:p>5 = Porque os moradores acham muito caro</text:p>
            <text:p>6 = Porque os moradores não sabem usar Internet</text:p>
            <text:p>7 = Por falta de disponibilidade de Internet na região do domicílio</text:p>
            <text:p>8 = Porque os moradores têm preocupações com segurança ou privacidade</text:p>
            <text:p>9 = Porque os os moradores evitam o contato com conteúdo perigoso</text:p>
            <text:p>10 = Outro motivo</text:p>
            <text:p>97 = Não sabe</text:p>
            <text:p>98 = Não respondeu</text:p>
            <text:p>99 = "Não se aplica"</text:p>
          </table:table-cell>
          <table:table-cell table:number-columns-repeated="16379" table:style-name="ce5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0">
            <text:p>A7</text:p>
          </table:table-cell>
          <table:table-cell office:value-type="string" table:style-name="ce10">
            <text:p>Qual o principal tipo de conexão utilizado para acessar a Internet no domicíli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Conexão discada, que deixa a linha de telefone ocupada durante o uso"</text:p>
            <text:p>2 = "Conexão DSL, via linha telefônica, que não deixa a linha ocupada durante o uso"</text:p>
            <text:p>3 = "Conexão via cabo de TV ou fibra ótica"</text:p>
            <text:p>4 = "Conexão via sinal de Rádio"</text:p>
            <text:p>5 = "Conexão via sinal de Satélite"</text:p>
            <text:p>6 = "Conexão móvel via modem ou chip 3G ou 4G"</text:p>
            <text:p>97 = 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7A</text:p>
          </table:table-cell>
          <table:table-cell office:value-type="string" table:style-name="ce10">
            <text:p>Neste domicílio tem Wi-Fi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 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5">
          <table:table-cell office:value-type="float" office:value="2" table:style-name="ce11">
            <text:p>2</text:p>
          </table:table-cell>
          <table:table-cell office:value-type="string" table:style-name="ce10">
            <text:p>A7B</text:p>
          </table:table-cell>
          <table:table-cell office:value-type="string" table:style-name="ce10">
            <text:p>A Internet utilizada neste domicilio é utilizada também em algum domicílio vizinho?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0 = "Não"</text:p>
            <text:p>1 = "Sim"</text:p>
            <text:p>97 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2">
          <table:table-cell office:value-type="float" office:value="2" table:style-name="ce11">
            <text:p>2</text:p>
          </table:table-cell>
          <table:table-cell office:value-type="string" table:style-name="ce10">
            <text:p>A8</text:p>
          </table:table-cell>
          <table:table-cell office:value-type="string" table:style-name="ce10">
            <text:p>Considerando as seguintes faixas, qual é a velocidade da Internet contratada no domicílio?<text:s/>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Até 256 Kbps"</text:p>
            <text:p>2 = "De 257 Kbps até 999 Kbps"</text:p>
            <text:p>3 = "1 Mega"</text:p>
            <text:p>4 = "2 Mega"</text:p>
            <text:p>5 = "De 3 Mega até 4 Mega"</text:p>
            <text:p>6 = "De 5 Mega até 8 Mega"</text:p>
            <text:p>7 = "De 9 Mega até 10 Mega"</text:p>
            <text:p>8 = "De 11 Mega até 20 Mega"</text:p>
            <text:p>9 = "De 21 Mega até 50 Mega"</text:p>
            <text:p>10 = "51 Mega ou mais"</text:p>
            <text:p>97 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3">
          <table:table-cell office:value-type="float" office:value="2" table:style-name="ce11">
            <text:p>2</text:p>
          </table:table-cell>
          <table:table-cell office:value-type="string" table:style-name="ce10">
            <text:p>A9</text:p>
          </table:table-cell>
          <table:table-cell office:value-type="string" table:style-name="ce10">
            <text:p>Qual o valor aproximadamente pago pela Internet contratada no domicílio?<text:s/></text:p>
          </table:table-cell>
          <table:table-cell office:value-type="string" table:style-name="ce10">
            <text:p>Numérico</text:p>
          </table:table-cell>
          <table:table-cell office:value-type="string" table:style-name="ce10">
            <text:p>1 = "Até R$ 10"</text:p>
            <text:p>2 = "De R$ 11 a R$ 20"</text:p>
            <text:p>3 = "De R$ 21 a R$ 30"</text:p>
            <text:p>4 = "De R$ 31 a R$ 40"</text:p>
            <text:p>5 = "De R$ 41 a R$ 50"</text:p>
            <text:p>6 = "De R$ 51 a R$ 60"</text:p>
            <text:p>7 = "De R$ 61 a R$ 70"</text:p>
            <text:p>8 = "De R$ 71 a R$ 80"</text:p>
            <text:p>9 = "De R$ 81 a R$ 90"</text:p>
            <text:p>10 = "De R$ 91 a R$ 100"</text:p>
            <text:p>11 = "De R$ 101 a R$ 110"</text:p>
            <text:p>12 = "De R$ 111 a R$ 120"</text:p>
            <text:p>13 = "De R$ 121 a R$ 130"</text:p>
            <text:p>14 = "De R$ 131 a R$ 140"</text:p>
            <text:p>15 = "De R$ 141 a R$ 150"</text:p>
            <text:p>16 = "Acima de R$ 150"</text:p>
            <text:p>17 = "Não paga nada"</text:p>
            <text:p>97="Não sabe"</text:p>
            <text:p>98 = "Não respondeu"</text:p>
            <text:p>99 = "Não se aplica"</text:p>
          </table:table-cell>
          <table:table-cell table:number-columns-repeated="16379" table:style-name="ce5"/>
        </table:table-row>
        <table:table-row table:style-name="ro14">
          <table:table-cell office:value-type="string" table:number-columns-spanned="5" table:number-rows-spanned="1" table:style-name="ce21">
            <text:p>Variáveis Agregadas</text:p>
          </table:table-cell>
          <table:covered-table-cell table:number-columns-repeated="4"/>
          <table:table-cell table:number-columns-repeated="16379"/>
        </table:table-row>
        <table:table-row table:style-name="ro15">
          <table:table-cell office:value-type="float" office:value="2" table:style-name="ce14">
            <text:p>2</text:p>
          </table:table-cell>
          <table:table-cell office:value-type="string" table:style-name="ce15">
            <text:p>A1_AGREG</text:p>
          </table:table-cell>
          <table:table-cell office:value-type="string" table:style-name="ce16">
            <text:p>Domicílios com computador (Considera-se um domicílio com acesso a computador todo aquele que menciona ao menos um entre os seguintes tipos: A1_A: computador de mesa, A1_B: notebook e A1_C: tablet).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</table:table-cell>
          <table:table-cell table:number-columns-repeated="16379"/>
        </table:table-row>
        <table:table-row table:style-name="ro6">
          <table:table-cell office:value-type="float" office:value="2" table:style-name="ce14">
            <text:p>2</text:p>
          </table:table-cell>
          <table:table-cell office:value-type="string" table:style-name="ce15">
            <text:p>A1_EXCLUSIVOS</text:p>
          </table:table-cell>
          <table:table-cell office:value-type="string" table:style-name="ce16">
            <text:p>Domicílios com computador, por tipo de computador presente de forma exclusiva ou simultânea no domicílio<text:s/>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Apenas computador de mesa"</text:p>
            <text:p>2 = "Apenas notebook"</text:p>
            <text:p>3 = "Apenas tablet"</text:p>
            <text:p>99 = "Mais de um tipo de computador"</text:p>
          </table:table-cell>
          <table:table-cell table:number-columns-repeated="16379"/>
        </table:table-row>
        <table:table-row table:style-name="ro8">
          <table:table-cell office:value-type="float" office:value="2" table:style-name="ce14">
            <text:p>2</text:p>
          </table:table-cell>
          <table:table-cell office:value-type="string" table:style-name="ce15">
            <text:p>A2_A_FAIXA</text:p>
          </table:table-cell>
          <table:table-cell office:value-type="string" table:style-name="ce16">
            <text:p>Presença de computador, por faixa de quantidade de tipo de computador nos domicílios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0"</text:p>
            <text:p>1 = "1"</text:p>
            <text:p>2 = "2 ou mais"</text:p>
          </table:table-cell>
          <table:table-cell table:number-columns-repeated="16379"/>
        </table:table-row>
        <table:table-row table:style-name="ro8">
          <table:table-cell office:value-type="float" office:value="2" table:style-name="ce14">
            <text:p>2</text:p>
          </table:table-cell>
          <table:table-cell office:value-type="string" table:style-name="ce15">
            <text:p>A2_B_FAIXA</text:p>
          </table:table-cell>
          <table:table-cell office:value-type="string" table:style-name="ce16">
            <text:p>Presença de computador, por faixa de quantidade de tipo de computador nos domicílios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0"</text:p>
            <text:p>1 = "1"</text:p>
            <text:p>2 = "2 ou mais"</text:p>
          </table:table-cell>
          <table:table-cell table:number-columns-repeated="16379"/>
        </table:table-row>
        <table:table-row table:style-name="ro8">
          <table:table-cell office:value-type="float" office:value="2" table:style-name="ce14">
            <text:p>2</text:p>
          </table:table-cell>
          <table:table-cell office:value-type="string" table:style-name="ce15">
            <text:p>A2_C_FAIXA</text:p>
          </table:table-cell>
          <table:table-cell office:value-type="string" table:style-name="ce16">
            <text:p>Presença de computador, por faixa de quantidade de tipo de computador nos domicílios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0"</text:p>
            <text:p>1 = "1"</text:p>
            <text:p>2 = "2 ou mais"</text:p>
          </table:table-cell>
          <table:table-cell table:number-columns-repeated="16379"/>
        </table:table-row>
        <table:table-row table:style-name="ro14">
          <table:table-cell office:value-type="float" office:value="2" table:style-name="ce14">
            <text:p>2</text:p>
          </table:table-cell>
          <table:table-cell office:value-type="string" table:style-name="ce15">
            <text:p>A7_AGREG</text:p>
          </table:table-cell>
          <table:table-cell office:value-type="string" table:style-name="ce16">
            <text:p>Total - Banda larga fixa nos domicílios com acesso à Internet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Total - Banda larga fixa"</text:p>
          </table:table-cell>
          <table:table-cell table:number-columns-repeated="16379"/>
        </table:table-row>
        <table:table-row table:style-name="ro16">
          <table:table-cell office:value-type="float" office:value="2" table:style-name="ce14">
            <text:p>2</text:p>
          </table:table-cell>
          <table:table-cell office:value-type="string" table:style-name="ce15">
            <text:p>A9_FAIXA</text:p>
          </table:table-cell>
          <table:table-cell office:value-type="string" table:style-name="ce16">
            <text:p>Faixa em reais para o valor pago pelo principal tipo de conexão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Até R$ 30,00"</text:p>
            <text:p>2 = "R$ 31,00 a R$ 40,00"</text:p>
            <text:p>3 = "R$ 41,00 a R$ 50,00"</text:p>
            <text:p>4 = "R$ 51,00 a R$ 60,00"</text:p>
            <text:p>5 = "R$ 61,00 a R$ 70,00"</text:p>
            <text:p>6 = "R$ 71,00 a R$ 80,00"</text:p>
            <text:p>7 = "R$ 81,00 a R$ 90,00"</text:p>
            <text:p>8 = "R$ 91,00 a R$ 100,00"</text:p>
            <text:p>9 = "R$ 101,00 a R$ 150,00"</text:p>
            <text:p>10 = "Mais de R$ 150,00"</text:p>
            <text:p>97 = "Não sabe"</text:p>
            <text:p>98 = "Não respondeu"</text:p>
          </table:table-cell>
          <table:table-cell table:number-columns-repeated="16379"/>
        </table:table-row>
        <table:table-row table:style-name="ro14">
          <table:table-cell office:value-type="float" office:value="2" table:style-name="ce14">
            <text:p>2</text:p>
          </table:table-cell>
          <table:table-cell office:value-type="string" table:style-name="ce15">
            <text:p>A5_NENHUM</text:p>
          </table:table-cell>
          <table:table-cell office:value-type="string" table:style-name="ce16">
            <text:p>Indicador A10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Nenhum desses motivos"</text:p>
          </table:table-cell>
          <table:table-cell table:number-columns-repeated="16379"/>
        </table:table-row>
        <table:table-row table:style-name="ro6">
          <table:table-cell office:value-type="float" office:value="2" table:style-name="ce14">
            <text:p>2</text:p>
          </table:table-cell>
          <table:table-cell office:value-type="string" table:style-name="ce15">
            <text:p>A1A4</text:p>
          </table:table-cell>
          <table:table-cell office:value-type="string" table:style-name="ce16">
            <text:p>Presença de computador e Internet nos domicílios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1 = "Ambos"</text:p>
            <text:p>2 = "Apenas computador"</text:p>
            <text:p>3 = <text:s/>"Apenas Internet"</text:p>
            <text:p>4 = "Nem computador nem Internet"</text:p>
          </table:table-cell>
          <table:table-cell table:number-columns-repeated="16379"/>
        </table:table-row>
        <table:table-row table:number-rows-repeated="1048509" table:style-name="ro14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Domicíli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-_32_Accent1" style:display-name="20% - Accent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1_32_2" style:display-name="20% - Ênfase1 2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_32_2" style:display-name="20% - Ênfase2 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_32_2" style:display-name="20% - Ênfase3 2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_32_2" style:display-name="20% - Ênfase4 2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_32_2" style:display-name="20% - Ênfase5 2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_32_2" style:display-name="20% - Ênfase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_32_2" style:display-name="40% - Ênfase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_32_2" style:display-name="40% - Ênfase2 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_32_2" style:display-name="40% - Ênfase3 2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_32_2" style:display-name="40% - Ênfase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_32_2" style:display-name="40% - Ênfase5 2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_32_2" style:display-name="40% - Ênfase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1_32_2" style:display-name="60% - Ênfase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_32_2" style:display-name="60% - Ênfase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_32_2" style:display-name="60% - Ênfase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_32_2" style:display-name="60% - Ênfase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_32_2" style:display-name="60% - Ênfase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_32_2" style:display-name="60% - Ênfase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om_32_2" style:display-name="Bom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_32_2" style:display-name="Célula de Verificação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_32_2" style:display-name="Célula Vinculada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02_nfase1_32_2" style:display-name="Ênfase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_32_2" style:display-name="Ênfase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_32_2" style:display-name="Ênfase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_32_2" style:display-name="Ênfase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_32_2" style:display-name="Ênfase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_32_2" style:display-name="Ênfase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_32_2" style:display-name="Entrada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o_32_2" style:display-name="Neutro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2_32_2_32_2_32_2_32_2" style:display-name="Normal 2 2 2 2 2" style:family="table-cell" style:data-style-name="N0"/>
    <style:style style:name="Normal_32_2_32_3" style:display-name="Normal 2 3" style:family="table-cell" style:data-style-name="N0"/>
    <style:style style:name="Normal_32_2_32_3_32_2" style:display-name="Normal 2 3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Nota_32_2_32_2" style:display-name="Nota 2 2" style:family="table-cell" style:data-style-name="N0">
      <style:table-cell-properties fo:border="thin solid #B2B2B2" fo:background-color="#FFFFCC"/>
    </style:style>
    <style:style style:name="Nota_32_2_32_2_32_2" style:display-name="Nota 2 2 2" style:family="table-cell" style:data-style-name="N0">
      <style:table-cell-properties fo:border="thin solid #B2B2B2" fo:background-color="#FFFFCC"/>
    </style:style>
    <style:style style:name="Nota_32_2_32_3" style:display-name="Nota 2 3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Ruim_32_2" style:display-name="Ruim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Sa_237_da_32_2" style:display-name="Saída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0146429561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01464295612_32_2" style:display-name="style140146429561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_32_2" style:display-name="style141209930404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_32_2" style:display-name="style1412099304086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_32_2" style:display-name="style1412099304388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_32_2" style:display-name="style1412099304548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_32_2" style:display-name="style141209930459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_32_2" style:display-name="style141209930476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_32_2" style:display-name="style14120993048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_32_2" style:display-name="style141209930575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_32_2" style:display-name="style14120993058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_32_2" style:display-name="style141209932415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_32_2" style:display-name="style141209932422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_32_2" style:display-name="style141209932426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_32_2" style:display-name="style14120993243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_32_2" style:display-name="style141209932434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_32_2" style:display-name="style141209932440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_32_2" style:display-name="style141209932448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_32_2" style:display-name="style141209932458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_32_2" style:display-name="style1412099326269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_32_2" style:display-name="style141209932636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_32_2" style:display-name="style141209932642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_32_2" style:display-name="style141209932646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_32_2" style:display-name="style1412099327130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_32_2" style:display-name="Texto de Aviso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_32_2" style:display-name="Texto Explicativo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_32_2" style:display-name="Título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_32_2" style:display-name="Título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_32_2" style:display-name="Título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_32_2" style:display-name="Título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5" style:display-name="Título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Cetic.br</meta:initial-creator>
    <dc:creator>Fabio Storino</dc:creator>
    <meta:creation-date>2013-10-08T19:05:20Z</meta:creation-date>
    <dc:date>2022-06-20T21:37:07Z</dc:date>
    <meta:print-date>2014-01-18T15:59:50Z</meta:print-date>
  </office:meta>
</office:document-meta>
</file>